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7.7pt"/>
    </style:style>
    <style:style style:name="co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5.46pt"/>
    </style:style>
    <style:style style:name="co12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93.15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138.9pt"/>
    </style:style>
    <style:style style:name="co9" style:family="table-column">
      <style:table-column-properties fo:break-before="auto" style:column-width="218.69pt"/>
    </style:style>
    <style:style style:name="co10" style:family="table-column">
      <style:table-column-properties fo:break-before="auto" style:column-width="89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2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4:59:58.751258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24T05:00:33.135766155</dc:date>
    <meta:editing-duration>PT14H54M5S</meta:editing-duration>
    <meta:editing-cycles>287</meta:editing-cycles>
    <meta:generator>LibreOffice/5.1.6.2$Linux_X86_64 LibreOffice_project/10m0$Build-2</meta:generator>
    <meta:document-statistic meta:table-count="5" meta:cell-count="898" meta:object-count="0"/>
  </office:meta>
</office:document-meta>
</file>